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0pt" fo:font-weight="bold" officeooo:rsid="001041aa" officeooo:paragraph-rsid="001041a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officeooo:rsid="001041aa" officeooo:paragraph-rsid="001041a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officeooo:rsid="001041aa" officeooo:paragraph-rsid="001041aa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Verdana" fo:font-size="12pt" officeooo:rsid="001041aa" officeooo:paragraph-rsid="001041aa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Verdana" fo:font-size="12pt" officeooo:rsid="001041aa" officeooo:paragraph-rsid="001041aa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Verdana" fo:font-size="12pt" officeooo:rsid="0010f2a0" officeooo:paragraph-rsid="0010f2a0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Verdana" fo:font-size="12pt" officeooo:rsid="00111e99" officeooo:paragraph-rsid="00111e99" style:font-size-asian="10.5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Verdana" fo:font-size="12pt" officeooo:rsid="0011e079" officeooo:paragraph-rsid="0011e079" style:font-size-asian="10.5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Verdana" fo:font-size="12pt" officeooo:rsid="0012d6d0" officeooo:paragraph-rsid="0012d6d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2pt" officeooo:rsid="00135ab7" officeooo:paragraph-rsid="00135ab7" style:font-size-asian="10.5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Verdana" fo:font-size="12pt" officeooo:rsid="00135ab7" officeooo:paragraph-rsid="00135ab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Verdana" fo:font-size="12pt" officeooo:rsid="0016a5d9" officeooo:paragraph-rsid="0016a5d9" style:font-size-asian="10.5pt" style:font-size-complex="12pt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Verdana" fo:font-size="12pt" officeooo:rsid="0016a5d9" officeooo:paragraph-rsid="0016a5d9" style:font-size-asian="10.5pt" style:font-size-complex="12pt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Verdana" fo:font-size="12pt" officeooo:rsid="0016a5d9" officeooo:paragraph-rsid="0016a5d9" style:font-size-asian="10.5pt" style:font-size-complex="12pt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Verdana" fo:font-size="12pt" officeooo:rsid="0017aec1" officeooo:paragraph-rsid="0017aec1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ae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урс „PHP Уеб Разработка“</text:p>
      <text:p text:style-name="P2">програма 23.06.14г. (понеделник)</text:p>
      <text:p text:style-name="P2"/>
      <text:p text:style-name="P3"><text:span text:style-name="T1">Начало:</text:span> 09:00ч.</text:p>
      <text:p text:style-name="P3"/>
      <text:p text:style-name="P3">1. Откриване на курса</text:p>
      <text:p text:style-name="P3"/>
      <text:p text:style-name="P3">2. Базови разяснения за работата на уеб сървърите</text:p>
      <text:list xml:id="list1924486975342921204" text:style-name="L1">
        <text:list-item>
          <text:p text:style-name="P4">разлика между статичен и динамичен сайт</text:p>
        </text:list-item>
        <text:list-item>
          <text:p text:style-name="P4">XAMPP</text:p>
        </text:list-item>
      </text:list>
      <text:p text:style-name="P3"/>
      <text:p text:style-name="P3">3. Въведение в PHP:</text:p>
      <text:list xml:id="list7776210841622725143" text:style-name="L2">
        <text:list-item>
          <text:p text:style-name="P5">вграждане на PHP код в HTML код</text:p>
        </text:list-item>
        <text:list-item>
          <text:p text:style-name="P5">синтаксис</text:p>
        </text:list-item>
        <text:list-item>
          <text:p text:style-name="P5"><text:a xlink:type="simple" xlink:href="http://bg2.php.net/manual/en/function.echo.php">echo</text:a></text:p>
        </text:list-item>
        <text:list-item>
          <text:p text:style-name="P5">Escape Character</text:p>
        </text:list-item>
        <text:list-item>
          <text:p text:style-name="P11">Коментари в PHP</text:p>
        </text:list-item>
        <text:list-item>
          <text:p text:style-name="P5">Математически операции в PHP</text:p>
        </text:list-item>
        <text:list-item>
          <text:p text:style-name="P5"><text:a xlink:type="simple" xlink:href="http://bg2.php.net/manual/en/language.variables.basics.php">Променливи (Variables)</text:a></text:p>
          <text:list>
            <text:list-item>
              <text:p text:style-name="P5">използване</text:p>
            </text:list-item>
            <text:list-item>
              <text:p text:style-name="P6">презаписване</text:p>
            </text:list-item>
            <text:list-item>
              <text:p text:style-name="P5">Naming Conventions – Camel Case</text:p>
            </text:list-item>
            <text:list-item>
              <text:p text:style-name="P6"><text:a xlink:type="simple" xlink:href="http://bg2.php.net/manual/en/function.var-dump.php">var_dump()</text:a></text:p>
            </text:list-item>
          </text:list>
        </text:list-item>
        <text:list-item>
          <text:p text:style-name="P6"><text:a xlink:type="simple" xlink:href="http://bg2.php.net/manual/en/language.types.intro.php">Типове данни</text:a></text:p>
          <text:list>
            <text:list-item>
              <text:p text:style-name="P6">Числа: <text:a xlink:type="simple" xlink:href="http://bg2.php.net/manual/en/language.types.integer.php">int</text:a>, <text:a xlink:type="simple" xlink:href="http://bg2.php.net/manual/en/language.types.float.php">float</text:a></text:p>
            </text:list-item>
            <text:list-item>
              <text:p text:style-name="P6">Текст (<text:a xlink:type="simple" xlink:href="http://bg2.php.net/manual/en/language.types.string.php">String</text:a>)</text:p>
              <text:list>
                <text:list-item>
                  <text:p text:style-name="P8">конкантинация</text:p>
                </text:list-item>
              </text:list>
            </text:list-item>
            <text:list-item>
              <text:p text:style-name="P6">Булев тип (<text:a xlink:type="simple" xlink:href="http://bg2.php.net/manual/en/language.types.boolean.php">Boolean</text:a>)</text:p>
            </text:list-item>
            <text:list-item>
              <text:p text:style-name="P6"><text:a xlink:type="simple" xlink:href="http://php.net/manual/bg/language.types.type-juggling.php">Type Casting</text:a></text:p>
            </text:list-item>
          </text:list>
        </text:list-item>
        <text:list-item>
          <text:p text:style-name="P6"><text:a xlink:type="simple" xlink:href="http://bg2.php.net/manual/en/language.types.array.php">Масив (Array)</text:a></text:p>
          <text:list>
            <text:list-item>
              <text:p text:style-name="P6">Запис/Презапис на данни</text:p>
            </text:list-item>
            <text:list-item>
              <text:p text:style-name="P6">Вложени масиви (Nested Arrays)</text:p>
            </text:list-item>
            <text:list-item>
              <text:p text:style-name="P6">Key-Value концепцията и custom ключове</text:p>
            </text:list-item>
          </text:list>
        </text:list-item>
        <text:list-item>
          <text:p text:style-name="P6">Условни оператори</text:p>
          <text:list>
            <text:list-item>
              <text:p text:style-name="P6">if, else, else if</text:p>
            </text:list-item>
            <text:list-item>
              <text:p text:style-name="P6"><text:a xlink:type="simple" xlink:href="http://php.net/manual/bg/language.operators.comparison.php">оператори за сравнение</text:a></text:p>
            </text:list-item>
            <text:list-item>
              <text:p text:style-name="P7">вложени проверки</text:p>
            </text:list-item>
            <text:list-item>
              <text:p text:style-name="P7"><text:a xlink:type="simple" xlink:href="http://php.net/manual/bg/language.operators.logical.php">логически оператори</text:a></text:p>
            </text:list-item>
            <text:list-item>
              <text:p text:style-name="P7">приоритет на логическите оператори</text:p>
            </text:list-item>
          </text:list>
        </text:list-item>
        <text:list-item>
          <text:p text:style-name="P8">Цикли</text:p>
          <text:list>
            <text:list-item>
              <text:p text:style-name="P8"><text:a xlink:type="simple" xlink:href="http://bg2.php.net/manual/en/control-structures.for.php">for</text:a></text:p>
            </text:list-item>
            <text:list-item>
              <text:p text:style-name="P8"><text:a xlink:type="simple" xlink:href="http://bg2.php.net/manual/en/control-structures.while.php">while</text:a></text:p>
            </text:list-item>
            <text:list-item>
              <text:p text:style-name="P8"><text:a xlink:type="simple" xlink:href="http://bg2.php.net/manual/en/control-structures.do.while.php">do-while</text:a></text:p>
            </text:list-item>
            <text:list-item>
              <text:p text:style-name="P8"><text:a xlink:type="simple" xlink:href="http://bg2.php.net/manual/en/control-structures.foreach.php">foreach</text:a></text:p>
            </text:list-item>
            <text:list-item>
              <text:p text:style-name="P8">инкрементация и декрементация</text:p>
            </text:list-item>
            <text:list-item>
              <text:p text:style-name="P8"><text:soft-page-break/><text:a xlink:type="simple" xlink:href="http://php.net/manual/en/control-structures.break.php">break</text:a> и <text:a xlink:type="simple" xlink:href="http://www.php.net/manual/en/control-structures.continue.php">continue</text:a></text:p>
            </text:list-item>
          </text:list>
        </text:list-item>
        <text:list-item>
          <text:p text:style-name="P8"><text:a xlink:type="simple" xlink:href="http://bg2.php.net/manual/en/language.functions.php">Функции (Functions)</text:a></text:p>
          <text:list>
            <text:list-item>
              <text:p text:style-name="P8"><text:a xlink:type="simple" xlink:href="http://bg2.php.net/manual/en/functions.user-defined.php">създаване на функция</text:a></text:p>
            </text:list-item>
            <text:list-item>
              <text:p text:style-name="P8"><text:a xlink:type="simple" xlink:href="http://bg2.php.net/manual/en/function.return.php">return</text:a></text:p>
            </text:list-item>
            <text:list-item>
              <text:p text:style-name="P9">видимост на променливите във функция</text:p>
            </text:list-item>
            <text:list-item>
              <text:p text:style-name="P9">предаване по референция</text:p>
              <text:list>
                <text:list-item>
                  <text:p text:style-name="P9">каква е разликата с подаване по стойност</text:p>
                </text:list-item>
              </text:list>
            </text:list-item>
          </text:list>
        </text:list-item>
        <text:list-item>
          <text:p text:style-name="P9">Базови разяснения за <text:a xlink:type="simple" xlink:href="http://bg2.php.net/manual/en/language.variables.superglobals.php">суперглобалните променливи</text:a> (<text:a xlink:type="simple" xlink:href="http://bg2.php.net/manual/en/reserved.variables.post.php">$_POST</text:a>, <text:a xlink:type="simple" xlink:href="http://bg2.php.net/manual/en/reserved.variables.get.php">$_GET</text:a>, <text:a xlink:type="simple" xlink:href="http://bg2.php.net/manual/en/reserved.variables.request.php">$_REQUEST</text:a>, <text:a xlink:type="simple" xlink:href="http://bg2.php.net/manual/en/reserved.variables.cookies.php">$_COOKIE</text:a>, <text:a xlink:type="simple" xlink:href="http://bg2.php.net/manual/en/reserved.variables.server.php">$_SERVER</text:a>)</text:p>
        </text:list-item>
      </text:list>
      <text:p text:style-name="P10"/>
      <text:p text:style-name="P10">4. Колективно решаване на задача (приложение на наученото):</text:p>
      <text:list xml:id="list4999715192524569723" text:style-name="L3">
        <text:list-item>
          <text:p text:style-name="P13"><text:a xlink:type="simple" xlink:href="https://raw.githubusercontent.com/carbonated/PHPWebDevCourse/master/Day 1/Problem1.php">Задача 1</text:a></text:p>
        </text:list-item>
      </text:list>
      <text:p text:style-name="P12"/>
      <text:p text:style-name="P12"><text:bookmark-start text:name="__DdeLink__262_756103867"/>5. Домашно</text:p>
      <text:list xml:id="list7310808268976980575" text:style-name="L4">
        <text:list-item>
          <text:p text:style-name="P14">Направете приложение, което изкарва на екрана числата от 1 до 100, като всяко от числата да бъде на нов ред. <text:span text:style-name="T2">Направете го по минимум 2 начина.</text:span></text:p>
        </text:list-item>
        <text:list-item>
          <text:p text:style-name="P14">Направете приложение, което да изкарва на екрана числата от 1 до 100, като всички са на 1 ред, разделени от запетая.</text:p>
        </text:list-item>
        <text:list-item>
          <text:p text:style-name="P14">Направете приложение, което да събере всички четни числа от 1 до 1337 и да изкара на екрана резултата.</text:p>
        </text:list-item>
        <text:list-item>
          <text:p text:style-name="P14">Направете масив с числата от 1 до 300 и взимайки стойностите от него направете нов масив със същите числа, но на втора степен. Накрая съберете всички числа от втория масив и изкарайте резултата на екрана.</text:p>
        </text:list-item>
        <text:list-item>
          <text:p text:style-name="P15">Направете приложение, което да показва на екрана таблицата за умножение (1-10) в подходящ вид. Използвайте функция и цикъл.<text:bookmark-end text:name="__DdeLink__262_75610386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7:10:21.711625802</meta:creation-date>
    <dc:date>2014-06-22T22:19:20.005312682</dc:date>
    <meta:editing-duration>PT3H58M43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2" meta:paragraph-count="57" meta:word-count="324" meta:character-count="1838" meta:non-whitespace-character-count="1619"/>
  </office:meta>
</office:document-meta>
</file>